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my code for project 2. It can calculate any algebraic expression with two integers as long as neither of the integers are zero. The program will continue to loop and ask for a new expression to calculate until the user types “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 glennon</meta:initial-creator>
    <meta:creation-date>2016-02-29T21:37:27.10</meta:creation-date>
    <meta:document-statistic meta:table-count="0" meta:image-count="0" meta:object-count="0" meta:page-count="1" meta:paragraph-count="1" meta:word-count="44" meta:character-count="240"/>
    <dc:date>2016-02-29T21:39:48.02</dc:date>
    <dc:creator>mac glennon</dc:creator>
    <meta:editing-duration>PT2M24S</meta:editing-duration>
    <meta:editing-cycles>1</meta:editing-cycles>
    <meta:generator>OpenOffice/4.1.1$Win32 OpenOffice.org_project/411m6$Build-9775</meta:generator>
  </office:meta>
</office:document-meta>
</file>